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5"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6" style:family="paragraph" style:parent-style-name="Standard">
      <style:paragraph-properties fo:text-align="start" style:justify-single-word="false"/>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7" style:family="paragraph" style:parent-style-name="Standard">
      <style:paragraph-properties style:text-autospace="none"/>
    </style:style>
    <style:style style:name="P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12"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Standard" style:list-style-name="L3">
      <style:paragraph-properties fo:text-align="start" style:justify-single-word="false"/>
    </style:style>
    <style:style style:name="P16" style:family="paragraph" style:parent-style-name="Standard" style:list-style-name="L5">
      <style:paragraph-properties fo:text-align="start" style:justify-single-word="false"/>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a31515" style:font-name="Consolas" fo:font-size="9.5pt" style:font-name-asian="Consolas" style:font-size-asian="9.5pt" style:font-name-complex="Consolas" style:font-size-complex="9.5pt"/>
    </style:style>
    <style:style style:name="T3" style:family="text">
      <style:text-properties fo:font-weight="normal"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color="#ff0000" fo:font-size="12pt" fo:font-weight="bold" style:font-size-asian="12pt" style:font-weight-asian="bold" style:font-size-complex="12pt" style:font-weight-complex="bold"/>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S</text:p>
      <text:p text:style-name="P2"/>
      <text:p text:style-name="P4"/>
      <text:p text:style-name="P2"><text:tab/><text:a xlink:type="simple" xlink:href="http://www.flightmemory.com/signin/?go=flugdaten_neu;r=121146">http://www.flightmemory.com/signin/?go=flugdaten_neu;r=121146</text:a> </text:p>
      <text:p text:style-name="P2"/>
      <text:p text:style-name="P2"><text:tab/><text:a xlink:type="simple" xlink:href="http://flightdiary.net/a_mc/flights">http://flightdiary.net/a_mc/flights</text:a> </text:p>
      <text:p text:style-name="P2"/>
      <text:p text:style-name="P2"><text:tab/><text:a xlink:type="simple" xlink:href="https://flightaware.com/">https://flightaware.com/</text:a> </text:p>
      <text:p text:style-name="P2"/>
      <text:p text:style-name="P2"/>
      <text:p text:style-name="P2"/>
      <text:p text:style-name="P2"><text:tab/><text:span text:style-name="T7">NEXT TASKS:</text:span> </text:p>
      <text:p text:style-name="P2"/>
      <text:list xml:id="list4979418104286332780" text:style-name="L1">
        <text:list-item>
          <text:p text:style-name="P8">Make it compulsory to select a radio button in #flight-form</text:p>
        </text:list-item>
      </text:list>
      <text:p text:style-name="P2"/>
      <text:list xml:id="list42472870" text:continue-numbering="true" text:style-name="L1">
        <text:list-item>
          <text:p text:style-name="P8">Make the success message from the Rating.html appear before the rating stars, so up the page). It should appear when you reach the page to show that everything has been done succesfully</text:p>
        </text:list-item>
      </text:list>
      <text:p text:style-name="P2"/>
      <text:list xml:id="list42482262" text:continue-numbering="true" text:style-name="L1">
        <text:list-item>
          <text:p text:style-name="P8">Repair the bug from the autocomplete input, do not show anything, show only when you write something</text:p>
        </text:list-item>
      </text:list>
      <text:p text:style-name="P2"/>
      <text:list xml:id="list42489969" text:continue-numbering="true" text:style-name="L1">
        <text:list-item>
          <text:p text:style-name="P8">Make a form validation for the Sign In and Sign Up -&gt; check the validity of the mail, of the password, if repeat password is the same as password etc.</text:p>
        </text:list-item>
      </text:list>
      <text:p text:style-name="P2"/>
      <text:list xml:id="list42495183" text:continue-numbering="true" text:style-name="L1">
        <text:list-item>
          <text:p text:style-name="P8">Make the stars from the Rating.html glow when you click them</text:p>
        </text:list-item>
      </text:list>
      <text:p text:style-name="P2"/>
      <text:p text:style-name="P2"/>
      <text:p text:style-name="P3"/>
      <text:p text:style-name="P1">JAVASCRIPT</text:p>
      <text:p text:style-name="P3"/>
      <text:p text:style-name="P3"/>
      <text:p text:style-name="P3"><text:span text:style-name="T3"><text:tab/></text:span><text:a xlink:type="simple" xlink:href="http://www.w3resource.com/javascript/form/all-letters-field.php"><text:span text:style-name="T3">http://www.w3resource.com/javascript/form/all-letters-field.php</text:span></text:a><text:span text:style-name="T3"> (form validation)</text:span></text:p>
      <text:p text:style-name="P2"/>
      <text:p text:style-name="P3"><text:span text:style-name="T3"><text:tab/></text:span><text:a xlink:type="simple" xlink:href="https://www.sitepoint.com/basic-jquery-form-validation-tutorial/"><text:span text:style-name="T3">https://www.sitepoint.com/basic-jquery-form-validation-tutorial/</text:span></text:a><text:span text:style-name="T3"> (form validation)</text:span></text:p>
      <text:p text:style-name="P2"/>
      <text:p text:style-name="P2"/>
      <text:list xml:id="list1868143700500888304" text:style-name="L2">
        <text:list-item>
          <text:p text:style-name="P9">When delete a flight, make the entire row dissapear from the table</text:p>
        </text:list-item>
      </text:list>
      <text:p text:style-name="P3"/>
      <text:list xml:id="list5372351661570347466" text:style-name="L3">
        <text:list-item>
          <text:p text:style-name="P11">For the Sign In section, make somesort of form validation with the strength of the password and the email validity </text:p>
          <text:p text:style-name="P11"/>
          <text:p text:style-name="P15"><text:span text:style-name="T4">-&gt; the message that appears should be </text:span><text:span text:style-name="T6">"The password or email is incorrect"</text:span></text:p>
        </text:list-item>
      </text:list>
      <text:p text:style-name="P3"/>
      <text:list xml:id="list42494490" text:continue-numbering="true" text:style-name="L3">
        <text:list-item>
          <text:p text:style-name="P11">Go to the Sign Up section if you do not have an account </text:p>
        </text:list-item>
      </text:list>
      <text:p text:style-name="P2"/>
      <text:p text:style-name="P2"><text:tab/>-&gt; "Sign Up" must also have .toggle()</text:p>
      <text:p text:style-name="P3"/>
      <text:list xml:id="list4846578473157858008" text:style-name="L4">
        <text:list-item>
          <text:p text:style-name="P12">Error message</text:p>
        </text:list-item>
      </text:list>
      <text:p text:style-name="P2"/>
      <text:p text:style-name="P2"><text:soft-page-break/><text:tab/>- the error message that apears is a &lt;label&gt;, change it into something else</text:p>
      <text:p text:style-name="P2"/>
      <text:list xml:id="list42463176" text:continue-list="list1868143700500888304" text:style-name="L2">
        <text:list-item>
          <text:p text:style-name="P13">What do you do when the flight is saved successfully?</text:p>
        </text:list-item>
      </text:list>
      <text:p text:style-name="P3"/>
      <text:list xml:id="list2161473167269331772" text:style-name="L5">
        <text:list-item>
          <text:list>
            <text:list-item>
              <text:p text:style-name="P16"><text:span text:style-name="T5">You should receive a message with </text:span><text:span text:style-name="T4">"Your flight was saved successfully"</text:span></text:p>
            </text:list-item>
          </text:list>
        </text:list-item>
      </text:list>
      <text:p text:style-name="P2"/>
      <text:list xml:id="list42475549" text:continue-numbering="true" text:style-name="L5">
        <text:list-item>
          <text:list>
            <text:list-item>
              <text:p text:style-name="P14"><text:span text:style-name="T3">you should be able to go to the </text:span>Rating.html<text:span text:style-name="T3"> page when you click the NEXT button (this will appear when the form is saved and everything is completed)</text:span></text:p>
            </text:list-item>
          </text:list>
        </text:list-item>
      </text:list>
      <text:p text:style-name="P2"/>
      <text:list xml:id="list42491189" text:continue-numbering="true" text:style-name="L5">
        <text:list-item>
          <text:list>
            <text:list-item>
              <text:p text:style-name="P10">If not everything is completed, you should not be able to pass to the next page, it should highlight where information is missing. You should receive an <text:span text:style-name="T7">ERROR</text:span></text:p>
            </text:list-item>
          </text:list>
        </text:list-item>
      </text:list>
      <text:p text:style-name="P2"/>
      <text:p text:style-name="P2"/>
      <text:p text:style-name="P2"/>
      <text:p text:style-name="P6">{</text:p>
      <text:p text:style-name="P7"><text:span text:style-name="T1"><text:s text:c="4"/>date: </text:span><text:span text:style-name="T2">"15.11.2016"</text:span><text:span text:style-name="T1">,</text:span></text:p>
      <text:p text:style-name="P7"><text:span text:style-name="T1"><text:s text:c="4"/>flightNumber: </text:span><text:span text:style-name="T2">"ROT391"</text:span><text:span text:style-name="T1">,</text:span></text:p>
      <text:p text:style-name="P7"><text:span text:style-name="T1"><text:s text:c="4"/>from: </text:span><text:span text:style-name="T2">"OTP"</text:span><text:span text:style-name="T1">,</text:span></text:p>
      <text:p text:style-name="P7"><text:span text:style-name="T1"><text:s text:c="4"/>to: </text:span><text:span text:style-name="T2">"LHR"</text:span><text:span text:style-name="T1">,</text:span></text:p>
      <text:p text:style-name="P7"><text:span text:style-name="T1"><text:s text:c="4"/>distance: </text:span><text:span text:style-name="T2">"1309"</text:span><text:span text:style-name="T1">,</text:span></text:p>
      <text:p text:style-name="P7"><text:span text:style-name="T1"><text:s text:c="4"/>departure: </text:span><text:span text:style-name="T2">"12:58"</text:span><text:span text:style-name="T1">,</text:span></text:p>
      <text:p text:style-name="P7"><text:span text:style-name="T1"><text:s text:c="4"/>arrival: </text:span><text:span text:style-name="T2">"14:07"</text:span><text:span text:style-name="T1">,</text:span></text:p>
      <text:p text:style-name="P5"><text:s text:c="4"/>airline: {</text:p>
      <text:p text:style-name="P7"><text:span text:style-name="T1"><text:s text:c="8"/>name: </text:span><text:span text:style-name="T2">"TAROM"</text:span><text:span text:style-name="T1">,</text:span></text:p>
      <text:p text:style-name="P7"><text:span text:style-name="T1"><text:s text:c="8"/>logo: </text:span><text:span text:style-name="T2">"http://blabla.com/avianca.jpg"</text:span></text:p>
      <text:p text:style-name="P5"><text:s text:c="4"/>},</text:p>
      <text:p text:style-name="P5"><text:s text:c="4"/>aircraft: {</text:p>
      <text:p text:style-name="P7"><text:span text:style-name="T1"><text:s text:c="12"/>name: </text:span><text:span text:style-name="T2">"Airbus"</text:span><text:span text:style-name="T1">,</text:span></text:p>
      <text:p text:style-name="P7"><text:span text:style-name="T1"><text:s text:c="12"/>model: </text:span><text:span text:style-name="T2">"A318"</text:span></text:p>
      <text:p text:style-name="P5"><text:s text:c="4"/>},</text:p>
      <text:p text:style-name="P7"><text:span text:style-name="T1"><text:s text:c="4"/>seat: </text:span><text:span text:style-name="T2">"20F"</text:span></text:p>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12M36S</meta:editing-duration>
    <meta:editing-cycles>225</meta:editing-cycles>
    <meta:generator>OpenOffice/4.0.1$Win32 OpenOffice.org_project/401m5$Build-9714</meta:generator>
    <dc:date>2016-12-04T22:30:15.57</dc:date>
    <dc:creator>Vlad Mocanu</dc:creator>
    <meta:document-statistic meta:table-count="0" meta:image-count="0" meta:object-count="0" meta:page-count="2" meta:paragraph-count="42" meta:word-count="317" meta:character-count="2077"/>
    <meta:user-defined meta:name="Info 1"/>
    <meta:user-defined meta:name="Info 2"/>
    <meta:user-defined meta:name="Info 3"/>
    <meta:user-defined meta:name="Info 4"/>
  </office:meta>
</office:document-meta>
</file>